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496000002028C3109FEFBCAFF4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(W1)1" svg:font-family="'Arial (W1)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133cm" fo:margin-left="0.191cm" fo:margin-top="0cm" fo:margin-bottom="0cm" table:align="left" style:writing-mode="lr-tb"/>
    </style:style>
    <style:style style:name="Tabela1.A" style:family="table-column">
      <style:table-column-properties style:column-width="3.057cm"/>
    </style:style>
    <style:style style:name="Tabela1.B" style:family="table-column">
      <style:table-column-properties style:column-width="1.75cm"/>
    </style:style>
    <style:style style:name="Tabela1.C" style:family="table-column">
      <style:table-column-properties style:column-width="7.191cm"/>
    </style:style>
    <style:style style:name="Tabela1.D" style:family="table-column">
      <style:table-column-properties style:column-width="5.133cm"/>
    </style:style>
    <style:style style:name="Tabela1.1" style:family="table-row">
      <style:table-row-properties style:min-row-height="0.564cm" fo:keep-together="auto"/>
    </style:style>
    <style:style style:name="Tabela1.A1" style:family="table-cell">
      <style:table-cell-properties fo:padding-left="0.191cm" fo:padding-right="0.191cm" fo:padding-top="0cm" fo:padding-bottom="0cm" fo:border-left="0.1pt solid #000001" fo:border-right="none" fo:border-top="0.1pt solid #000001" fo:border-bottom="0.1pt solid #000001"/>
    </style:style>
    <style:style style:name="Tabela1.D1" style:family="table-cell">
      <style:table-cell-properties fo:padding-left="0.191cm" fo:padding-right="0.191cm" fo:padding-top="0cm" fo:padding-bottom="0cm" fo:border="0.1pt solid #000001"/>
    </style:style>
    <style:style style:name="Tabela1.2" style:family="table-row">
      <style:table-row-properties style:min-row-height="1.326cm" fo:keep-together="auto"/>
    </style:style>
    <style:style style:name="Tabela1.A2" style:family="table-cell">
      <style:table-cell-properties fo:padding-left="0.191cm" fo:padding-right="0.191cm" fo:padding-top="0cm" fo:padding-bottom="0cm" fo:border-left="0.1pt solid #000001" fo:border-right="none" fo:border-top="none" fo:border-bottom="0.1pt solid #000001"/>
    </style:style>
    <style:style style:name="Tabela1.D2" style:family="table-cell">
      <style:table-cell-properties fo:padding-left="0.191cm" fo:padding-right="0.191cm" fo:padding-top="0cm" fo:padding-bottom="0cm" fo:border-left="0.1pt solid #000001" fo:border-right="0.1pt solid #000001" fo:border-top="none" fo:border-bottom="0.1pt solid #000001"/>
    </style:style>
    <style:style style:name="Tabela3" style:family="table">
      <style:table-properties style:width="15.251cm" fo:margin-left="0.875cm" fo:margin-top="0cm" fo:margin-bottom="0cm" table:align="left" style:writing-mode="lr-tb"/>
    </style:style>
    <style:style style:name="Tabela3.A" style:family="table-column">
      <style:table-column-properties style:column-width="4.86cm"/>
    </style:style>
    <style:style style:name="Tabela3.B" style:family="table-column">
      <style:table-column-properties style:column-width="10.389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style:vertical-align="middle" fo:background-color="#e5e5e5" fo:padding-left="0.136cm" fo:padding-right="0.123cm" fo:padding-top="0cm" fo:padding-bottom="0cm" fo:border-left="0.75pt solid #808080" fo:border-right="0.5pt solid #00000a" fo:border-top="0.75pt solid #808080" fo:border-bottom="0.75pt solid #808080">
        <style:background-image/>
      </style:table-cell-properties>
    </style:style>
    <style:style style:name="Tabela3.B1" style:family="table-cell">
      <style:table-cell-properties style:vertical-align="middle" fo:background-color="#e5e5e5" fo:padding-left="0.136cm" fo:padding-right="0.123cm" fo:padding-top="0cm" fo:padding-bottom="0cm" fo:border-left="0.5pt solid #00000a" fo:border-right="0.5pt solid #00000a" fo:border-top="0.75pt solid #808080" fo:border-bottom="0.75pt solid #808080">
        <style:background-image/>
      </style:table-cell-properties>
    </style:style>
    <style:style style:name="Tabela3.2" style:family="table-row">
      <style:table-row-properties style:min-row-height="0.529cm" fo:keep-together="always"/>
    </style:style>
    <style:style style:name="Tabela3.A2" style:family="table-cell">
      <style:table-cell-properties style:vertical-align="middle" fo:padding-left="0.136cm" fo:padding-right="0.123cm" fo:padding-top="0cm" fo:padding-bottom="0cm" fo:border-left="0.75pt solid #808080" fo:border-right="0.5pt solid #00000a" fo:border-top="0.75pt solid #808080" fo:border-bottom="0.75pt solid #808080"/>
    </style:style>
    <style:style style:name="Tabela3.B2" style:family="table-cell">
      <style:table-cell-properties fo:padding-left="0.136cm" fo:padding-right="0.123cm" fo:padding-top="0cm" fo:padding-bottom="0cm" fo:border-left="0.5pt solid #00000a" fo:border-right="0.5pt solid #00000a" fo:border-top="0.75pt solid #808080" fo:border-bottom="0.75pt solid #808080"/>
    </style:style>
    <style:style style:name="Tabela3.A4" style:family="table-cell">
      <style:table-cell-properties style:vertical-align="middle" fo:background-color="#ffffff" fo:padding-left="0.136cm" fo:padding-right="0.123cm" fo:padding-top="0cm" fo:padding-bottom="0cm" fo:border-left="0.75pt solid #808080" fo:border-right="0.5pt solid #00000a" fo:border-top="0.75pt solid #808080" fo:border-bottom="0.75pt solid #808080">
        <style:background-image/>
      </style:table-cell-properties>
    </style:style>
    <style:style style:name="Tabela3.B4" style:family="table-cell">
      <style:table-cell-properties style:vertical-align="middle" fo:background-color="#ffffff" fo:padding-left="0.136cm" fo:padding-right="0.123cm" fo:padding-top="0cm" fo:padding-bottom="0cm" fo:border-left="0.5pt solid #00000a" fo:border-right="0.5pt solid #00000a" fo:border-top="0.75pt solid #808080" fo:border-bottom="0.75pt solid #808080">
        <style:background-image/>
      </style:table-cell-properties>
    </style:style>
    <style:style style:name="Tabela4" style:family="table">
      <style:table-properties style:width="16.993cm" fo:margin-left="0.097cm" fo:margin-top="0cm" fo:margin-bottom="0cm" table:align="left" style:writing-mode="lr-tb"/>
    </style:style>
    <style:style style:name="Tabela4.A" style:family="table-column">
      <style:table-column-properties style:column-width="2.378cm"/>
    </style:style>
    <style:style style:name="Tabela4.B" style:family="table-column">
      <style:table-column-properties style:column-width="11.797cm"/>
    </style:style>
    <style:style style:name="Tabela4.C" style:family="table-column">
      <style:table-column-properties style:column-width="2.819cm"/>
    </style:style>
    <style:style style:name="Tabela4.1" style:family="table-row">
      <style:table-row-properties style:min-row-height="0.452cm" fo:keep-together="auto"/>
    </style:style>
    <style:style style:name="Tabela4.A1" style:family="table-cell">
      <style:table-cell-properties fo:background-color="#e6e6e6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a4.B1" style:family="table-cell">
      <style:table-cell-properties fo:background-color="#e6e6e6" fo:padding="0.097cm" fo:border="0.1pt solid #000001">
        <style:background-image/>
      </style:table-cell-properties>
    </style:style>
    <style:style style:name="Tabela4.2" style:family="table-row">
      <style:table-row-properties style:min-row-height="0.422cm" fo:keep-together="auto"/>
    </style:style>
    <style:style style:name="Tabela4.A2" style:family="table-cell">
      <style:table-cell-properties fo:padding="0.097cm" fo:border-left="0.1pt solid #000001" fo:border-right="none" fo:border-top="none" fo:border-bottom="0.5pt solid #00000a"/>
    </style:style>
    <style:style style:name="Tabela4.B2" style:family="table-cell">
      <style:table-cell-properties fo:padding="0.097cm" fo:border-left="0.1pt solid #000001" fo:border-right="0.1pt solid #000001" fo:border-top="none" fo:border-bottom="0.5pt solid #00000a"/>
    </style:style>
    <style:style style:name="Tabela4.C2" style:family="table-cell">
      <style:table-cell-properties fo:padding="0.097cm" fo:border-left="0.1pt solid #000001" fo:border-right="0.1pt solid #000001" fo:border-top="none" fo:border-bottom="0.5pt solid #00000a"/>
    </style:style>
    <style:style style:name="Tabela4.3" style:family="table-row">
      <style:table-row-properties style:min-row-height="0.48cm" fo:keep-together="auto"/>
    </style:style>
    <style:style style:name="Tabela4.A3" style:family="table-cell">
      <style:table-cell-properties fo:padding="0.097cm" fo:border="0.5pt solid #00000a"/>
    </style:style>
    <style:style style:name="Tabela4.B3" style:family="table-cell">
      <style:table-cell-properties fo:padding="0.097cm" fo:border="0.5pt solid #00000a"/>
    </style:style>
    <style:style style:name="Tabela4.C3" style:family="table-cell">
      <style:table-cell-properties fo:padding="0.097cm" fo:border="0.5pt solid #00000a"/>
    </style:style>
    <style:style style:name="Tabela4.A4" style:family="table-cell">
      <style:table-cell-properties fo:padding="0.097cm" fo:border="0.5pt solid #00000a"/>
    </style:style>
    <style:style style:name="Tabela4.B4" style:family="table-cell">
      <style:table-cell-properties fo:padding="0.097cm" fo:border="0.5pt solid #00000a"/>
    </style:style>
    <style:style style:name="Tabela4.C4" style:family="table-cell">
      <style:table-cell-properties fo:padding="0.097cm" fo:border="0.5pt solid #00000a"/>
    </style:style>
    <style:style style:name="P1" style:family="paragraph" style:parent-style-name="Standard">
      <style:paragraph-properties>
        <style:tab-stops>
          <style:tab-stop style:position="24.553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635cm" fo:text-indent="0cm" style:auto-text-indent="false" fo:padding-left="0cm" fo:padding-right="0cm" fo:padding-top="0.035cm" fo:padding-bottom="0cm" fo:border-left="none" fo:border-right="none" fo:border-top="0.51pt solid #00000a" fo:border-bottom="none">
        <style:tab-stops>
          <style:tab-stop style:position="17.568cm" style:type="right"/>
        </style:tab-stops>
      </style:paragraph-properties>
    </style:style>
    <style:style style:name="P4" style:family="paragraph" style:parent-style-name="Standard">
      <style:paragraph-properties fo:margin-left="0cm" fo:margin-right="-0.023cm" fo:text-indent="0cm" style:auto-text-indent="false"/>
    </style:style>
    <style:style style:name="P5" style:family="paragraph" style:parent-style-name="Standard">
      <style:paragraph-properties fo:margin-left="0cm" fo:margin-right="-0.039cm" fo:text-indent="0cm" style:auto-text-indent="false" fo:padding-left="0cm" fo:padding-right="0cm" fo:padding-top="0.035cm" fo:padding-bottom="0cm" fo:border-left="none" fo:border-right="none" fo:border-top="0.51pt solid #00000a" fo:border-bottom="none">
        <style:tab-stops>
          <style:tab-stop style:position="17.568cm" style:type="right"/>
        </style:tab-stops>
      </style:paragraph-properties>
    </style:style>
    <style:style style:name="P6" style:family="paragraph" style:parent-style-name="Standard">
      <style:paragraph-properties fo:margin-left="0.635cm" fo:margin-right="0cm" fo:text-indent="0cm" style:auto-text-indent="false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 style:list-style-name="" style:master-page-name="Converted2">
      <style:paragraph-properties fo:margin-top="0.212cm" fo:margin-bottom="0cm" loext:contextual-spacing="false" fo:text-align="center" style:justify-single-word="false" style:page-number="auto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03c86e" officeooo:paragraph-rsid="0003c86e"/>
    </style:style>
    <style:style style:name="P12" style:family="paragraph" style:parent-style-name="Header">
      <style:paragraph-properties fo:text-align="end" style:justify-single-word="false"/>
    </style:style>
    <style:style style:name="P13" style:family="paragraph" style:parent-style-name="Header">
      <style:text-properties fo:language="en" fo:country="US"/>
    </style:style>
    <style:style style:name="P14" style:family="paragraph" style:parent-style-name="Header">
      <style:text-properties fo:font-size="8pt" fo:language="en" fo:country="US" style:font-size-asian="8pt"/>
    </style:style>
    <style:style style:name="P15" style:family="paragraph" style:parent-style-name="Header">
      <style:paragraph-properties fo:margin-left="0cm" fo:margin-right="0.63cm" fo:text-indent="0cm" style:auto-text-indent="false"/>
    </style:style>
    <style:style style:name="P16" style:family="paragraph" style:parent-style-name="Título2">
      <style:paragraph-properties fo:text-align="end" style:justify-single-word="false"/>
    </style:style>
    <style:style style:name="P17" style:family="paragraph" style:parent-style-name="Título2">
      <style:paragraph-properties fo:margin-top="0.071cm" fo:margin-bottom="0.071cm" loext:contextual-spacing="false" fo:text-align="end" style:justify-single-word="false"/>
      <style:text-properties fo:font-weight="bold" style:font-weight-asian="bold" style:font-weight-complex="bold"/>
    </style:style>
    <style:style style:name="P18" style:family="paragraph" style:parent-style-name="Título2">
      <style:paragraph-properties fo:margin-top="0.071cm" fo:margin-bottom="0.071cm" loext:contextual-spacing="false" fo:text-align="end" style:justify-single-word="false"/>
    </style:style>
    <style:style style:name="P19" style:family="paragraph" style:parent-style-name="Título2">
      <style:paragraph-properties fo:margin-top="0.212cm" fo:margin-bottom="0.212cm" loext:contextual-spacing="false" fo:text-align="end" style:justify-single-word="false"/>
    </style:style>
    <style:style style:name="P20" style:family="paragraph" style:parent-style-name="Título2" style:master-page-name="Standard">
      <style:paragraph-properties fo:text-align="end" style:justify-single-word="false" style:page-number="auto"/>
    </style:style>
    <style:style style:name="P21" style:family="paragraph" style:parent-style-name="Título2" style:list-style-name="" style:master-page-name="Converted4">
      <style:paragraph-properties fo:text-align="center" style:justify-single-word="false" style:page-number="auto">
        <style:tab-stops>
          <style:tab-stop style:position="0.847cm"/>
          <style:tab-stop style:position="24.606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0.847cm"/>
          <style:tab-stop style:position="15.9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.693cm"/>
          <style:tab-stop style:position="15.901cm" style:type="right" style:leader-style="dotted" style:leader-text="."/>
        </style:tab-stops>
      </style:paragraph-properties>
    </style:style>
    <style:style style:name="P24" style:family="paragraph" style:parent-style-name="Footer">
      <style:text-properties style:use-window-font-color="true"/>
    </style:style>
    <style:style style:name="P25" style:family="paragraph" style:parent-style-name="CTM_2f_IS_20_Nível_20_1" style:list-style-name="WWNum4">
      <style:paragraph-properties>
        <style:tab-stops>
          <style:tab-stop style:position="0.635cm"/>
        </style:tab-stops>
      </style:paragraph-properties>
    </style:style>
    <style:style style:name="P26" style:family="paragraph" style:parent-style-name="CTM_2f_IS_20_Tabela">
      <style:paragraph-properties fo:text-align="center" style:justify-single-word="false" style:snap-to-layout-grid="false"/>
    </style:style>
    <style:style style:name="P27" style:family="paragraph" style:parent-style-name="CTM_2f_IS_20_Tabela">
      <style:paragraph-properties style:snap-to-layout-grid="false"/>
      <style:text-properties fo:language="pt" fo:country="BR" fo:font-weight="bold" style:font-weight-asian="bold" style:font-weight-complex="bold"/>
    </style:style>
    <style:style style:name="P28" style:family="paragraph" style:parent-style-name="CTM_2f_IS_20_Tabela">
      <style:paragraph-properties fo:text-align="center" style:justify-single-word="false" style:snap-to-layout-grid="false"/>
      <style:text-properties fo:language="pt" fo:country="BR" fo:font-weight="bold" style:font-weight-asian="bold" style:font-weight-complex="bold"/>
    </style:style>
    <style:style style:name="P29" style:family="paragraph" style:parent-style-name="CTM_2f_IS_20_Tabela">
      <style:paragraph-properties style:snap-to-layout-grid="false"/>
      <style:text-properties fo:language="pt" fo:country="BR"/>
    </style:style>
    <style:style style:name="P30" style:family="paragraph" style:parent-style-name="CTM_2f_IS_20_Tabela">
      <style:paragraph-properties fo:text-align="center" style:justify-single-word="false" style:snap-to-layout-grid="false"/>
      <style:text-properties officeooo:rsid="0003c86e" officeooo:paragraph-rsid="0003c86e"/>
    </style:style>
    <style:style style:name="P31" style:family="paragraph" style:parent-style-name="CTM_2f_IS_20_Tabela">
      <style:paragraph-properties fo:text-align="center" style:justify-single-word="false" style:snap-to-layout-grid="false"/>
      <style:text-properties officeooo:rsid="00053374" officeooo:paragraph-rsid="00053374"/>
    </style:style>
    <style:style style:name="P32" style:family="paragraph" style:parent-style-name="CTM_2f_IS_20_Tabela">
      <style:paragraph-properties fo:margin-top="0.423cm" fo:margin-bottom="0cm" loext:contextual-spacing="false"/>
    </style:style>
    <style:style style:name="P33" style:family="paragraph" style:parent-style-name="ISO_20_9000_20_Corpo" style:list-style-name="WWNum2">
      <style:paragraph-properties fo:margin-left="1.385cm" fo:margin-right="0cm" fo:text-indent="-0.635cm" style:auto-text-indent="false">
        <style:tab-stops>
          <style:tab-stop style:position="1.385cm"/>
        </style:tab-stops>
      </style:paragraph-properties>
    </style:style>
    <style:style style:name="P34" style:family="paragraph" style:parent-style-name="CTM_2f_IS_20_Corpo_20_1">
      <style:paragraph-properties fo:text-align="center" style:justify-single-word="false"/>
      <style:text-properties fo:font-size="14pt" style:font-size-asian="14pt" style:font-size-complex="14pt"/>
    </style:style>
    <style:style style:name="P35" style:family="paragraph" style:parent-style-name="CTM_2f_IS_20_Corpo_20_1">
      <style:paragraph-properties fo:text-align="center" style:justify-single-word="false"/>
    </style:style>
    <style:style style:name="P36" style:family="paragraph" style:parent-style-name="CTM_2f_IS_20_Corpo_20_1" style:list-style-name="WWNum9">
      <style:paragraph-properties>
        <style:tab-stops>
          <style:tab-stop style:position="0.635cm"/>
        </style:tab-stops>
      </style:paragraph-properties>
    </style:style>
    <style:style style:name="P37" style:family="paragraph" style:parent-style-name="CTM_2f_IS_20_Corpo_20_1" style:list-style-name="WWNum26">
      <style:paragraph-properties>
        <style:tab-stops>
          <style:tab-stop style:position="1.616cm"/>
        </style:tab-stops>
      </style:paragraph-properties>
      <style:text-properties officeooo:paragraph-rsid="0003c86e"/>
    </style:style>
    <style:style style:name="P38" style:family="paragraph" style:parent-style-name="CTM_2f_IS_20_Corpo_20_1" style:list-style-name="WWNum26">
      <style:paragraph-properties>
        <style:tab-stops>
          <style:tab-stop style:position="1.616cm"/>
        </style:tab-stops>
      </style:paragraph-properties>
      <style:text-properties officeooo:rsid="0003c86e" officeooo:paragraph-rsid="0003c86e"/>
    </style:style>
    <style:style style:name="P39" style:family="paragraph" style:parent-style-name="CTM_2f_IS_20_Corpo_20_1" style:list-style-name="" style:master-page-name="Converted3">
      <style:paragraph-properties fo:text-align="center" style:justify-single-word="false" style:page-number="auto"/>
    </style:style>
    <style:style style:name="P40" style:family="paragraph" style:parent-style-name="CTM_2f_IS_20_Corpo_20_1">
      <style:paragraph-properties fo:margin-left="0.635cm" fo:margin-right="0cm" fo:text-indent="0cm" style:auto-text-indent="false"/>
    </style:style>
    <style:style style:name="P41" style:family="paragraph" style:parent-style-name="CTM_2f_IS_20_Corpo_20_1">
      <style:paragraph-properties fo:margin-left="0.635cm" fo:margin-right="0cm" fo:text-indent="0cm" style:auto-text-indent="false"/>
      <style:text-properties fo:color="#0000ff" fo:font-style="italic" style:font-style-asian="italic"/>
    </style:style>
    <style:style style:name="P42" style:family="paragraph" style:parent-style-name="CTM_2f_IS_20_Corpo_20_1">
      <style:paragraph-properties fo:margin-left="0.7cm" fo:margin-right="0cm" fo:text-indent="0cm" style:auto-text-indent="false">
        <style:tab-stops>
          <style:tab-stop style:position="1.616cm"/>
        </style:tab-stops>
      </style:paragraph-properties>
    </style:style>
    <style:style style:name="P43" style:family="paragraph" style:parent-style-name="CTM_2f_IS_20_Corpo_20_1">
      <style:paragraph-properties fo:margin-left="0.7cm" fo:margin-right="0cm" fo:text-indent="0cm" style:auto-text-indent="false">
        <style:tab-stops>
          <style:tab-stop style:position="1.616cm"/>
        </style:tab-stops>
      </style:paragraph-properties>
      <style:text-properties officeooo:rsid="0003887e" officeooo:paragraph-rsid="0003887e"/>
    </style:style>
    <style:style style:name="P44" style:family="paragraph" style:parent-style-name="Título1">
      <style:paragraph-properties fo:margin-top="0.212cm" fo:margin-bottom="0.212cm" loext:contextual-spacing="false" fo:text-align="end" style:justify-single-word="false"/>
    </style:style>
    <style:style style:name="P45" style:family="paragraph" style:parent-style-name="Título1" style:list-style-name="">
      <style:paragraph-properties fo:margin-top="0.212cm" fo:margin-bottom="0.212cm" loext:contextual-spacing="false" fo:text-align="end" style:justify-single-word="false"/>
    </style:style>
    <style:style style:name="P46" style:family="paragraph" style:parent-style-name="Título1" style:list-style-name="">
      <style:paragraph-properties fo:margin-top="0.212cm" fo:margin-bottom="0cm" loext:contextual-spacing="false" fo:text-align="end" style:justify-single-word="false"/>
    </style:style>
    <style:style style:name="P47" style:family="paragraph" style:parent-style-name="CTM_2f_IS_20_Nível_20_2" style:list-style-name="WWNum4"/>
    <style:style style:name="P48" style:family="paragraph" style:parent-style-name="CTM_2f_IS_20_Nível_20_2" style:list-style-name="WWNum4">
      <style:paragraph-properties>
        <style:tab-stops>
          <style:tab-stop style:position="0.635cm"/>
          <style:tab-stop style:position="2.021cm"/>
        </style:tab-stops>
      </style:paragraph-properties>
    </style:style>
    <style:style style:name="P49" style:family="paragraph" style:parent-style-name="CTM_2f_IS_20_Nível_20_2">
      <style:paragraph-properties fo:margin-left="2.021cm" fo:margin-right="0cm" fo:text-indent="0cm" style:auto-text-indent="false">
        <style:tab-stops>
          <style:tab-stop style:position="2.021cm"/>
        </style:tab-stops>
      </style:paragraph-properties>
      <style:text-properties style:font-weight-complex="normal"/>
    </style:style>
    <style:style style:name="P50" style:family="paragraph" style:parent-style-name="Recuo_20_de_20_corpo_20_de_20_texto_20_31">
      <style:paragraph-properties fo:text-align="center" style:justify-single-word="false"/>
    </style:style>
    <style:style style:name="P51" style:family="paragraph" style:parent-style-name="Recuo_20_de_20_corpo_20_de_20_texto_20_31">
      <style:paragraph-properties fo:margin-left="0cm" fo:margin-right="0cm" fo:text-align="end" style:justify-single-word="false" fo:text-indent="0cm" style:auto-text-indent="false"/>
    </style:style>
    <style:style style:name="P52" style:family="paragraph" style:parent-style-name="InfoBlue">
      <style:text-properties fo:color="#00000a" style:font-name="Arial" fo:font-style="normal" style:font-style-asian="normal" style:font-name-complex="Arial1"/>
    </style:style>
    <style:style style:name="P53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color="#00000a" style:font-name="Arial" fo:font-style="normal" style:font-style-asian="normal" style:font-name-complex="Arial1"/>
    </style:style>
    <style:style style:name="P54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fo:color="#00000a" style:font-name="Arial" fo:font-style="normal" style:font-style-asian="normal" style:font-name-complex="Arial1" fo:background-color="#ffff00"/>
    </style:style>
    <style:style style:name="P5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color="#0000ff" fo:font-size="15pt" style:font-size-asian="15pt"/>
    </style:style>
    <style:style style:name="T2" style:family="text">
      <style:text-properties fo:color="#0000ff"/>
    </style:style>
    <style:style style:name="T3" style:family="text">
      <style:text-properties fo:color="#0000ff" fo:font-size="8pt" style:font-size-asian="8pt" style:font-name-complex="Arial1"/>
    </style:style>
    <style:style style:name="T4" style:family="text">
      <style:text-properties fo:color="#0000ff" fo:language="pt" fo:country="BR"/>
    </style:style>
    <style:style style:name="T5" style:family="text">
      <style:text-properties fo:color="#0000ff" fo:language="pt" fo:country="BR" officeooo:rsid="00053374"/>
    </style:style>
    <style:style style:name="T6" style:family="text">
      <style:text-properties fo:color="#0000ff" fo:font-size="10pt" fo:language="en" fo:country="US" fo:font-weight="bold" style:font-size-asian="10pt" style:font-weight-asian="bold" style:font-name-complex="Arial1"/>
    </style:style>
    <style:style style:name="T7" style:family="text">
      <style:text-properties fo:color="#0000ff" fo:font-size="10pt" fo:font-style="italic" style:font-size-asian="10pt" style:font-style-asian="italic" style:font-style-complex="italic"/>
    </style:style>
    <style:style style:name="T8" style:family="text">
      <style:text-properties fo:color="#0000ff" fo:font-weight="bold" style:font-weight-asian="bold"/>
    </style:style>
    <style:style style:name="T9" style:family="text">
      <style:text-properties fo:color="#0000ff" officeooo:rsid="0003887e"/>
    </style:style>
    <style:style style:name="T10" style:family="text">
      <style:text-properties fo:color="#0000ff" officeooo:rsid="0003c86e"/>
    </style:style>
    <style:style style:name="T11" style:family="text">
      <style:text-properties fo:color="#0000ff" officeooo:rsid="00053374"/>
    </style:style>
    <style:style style:name="T12" style:family="text">
      <style:text-properties fo:color="#00000a" fo:font-size="15pt" style:font-size-asian="15pt"/>
    </style:style>
    <style:style style:name="T13" style:family="text">
      <style:text-properties fo:color="#00000a" style:font-name="Calibri" fo:font-size="11pt" fo:font-style="normal" fo:font-weight="normal" style:font-name-asian="F" style:font-size-asian="11pt" style:language-asian="pt" style:country-asian="BR" style:font-style-asian="normal" style:font-weight-asian="normal" style:font-name-complex="F" style:font-size-complex="11pt" style:font-style-complex="normal" style:font-weight-complex="normal"/>
    </style:style>
    <style:style style:name="T14" style:family="text">
      <style:text-properties fo:color="#00000a" style:font-name="Calibri" fo:font-size="11pt" fo:font-weight="normal" style:font-name-asian="F" style:font-size-asian="11pt" style:language-asian="pt" style:country-asian="BR" style:font-weight-asian="normal" style:font-name-complex="F" style:font-size-complex="11pt" style:font-weight-complex="normal"/>
    </style:style>
    <style:style style:name="T15" style:family="text">
      <style:text-properties fo:color="#00000a" fo:font-style="normal" style:font-style-asian="normal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style:font-size-asian="10pt" style:font-name-complex="Arial1"/>
    </style:style>
    <style:style style:name="T18" style:family="text">
      <style:text-properties fo:font-size="10pt" fo:language="en" fo:country="US" style:font-size-asian="10pt" style:font-name-complex="Arial1"/>
    </style:style>
    <style:style style:name="T19" style:family="text">
      <style:text-properties fo:font-size="8pt" style:font-size-asian="8pt"/>
    </style:style>
    <style:style style:name="T20" style:family="text">
      <style:text-properties fo:font-size="8pt" style:font-size-asian="8pt" style:font-name-complex="Arial1"/>
    </style:style>
    <style:style style:name="T21" style:family="text">
      <style:text-properties style:use-window-font-color="true" style:font-name-complex="Arial1" style:font-size-complex="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name-complex="Arial1" style:font-size-complex="14pt"/>
    </style:style>
    <style:style style:name="T24" style:family="text">
      <style:text-properties fo:language="pt" fo:country="BR" fo:font-weight="bold" style:font-weight-asian="bold"/>
    </style:style>
    <style:style style:name="T25" style:family="text">
      <style:text-properties fo:color="#ff0000" fo:font-size="10pt" fo:language="en" fo:country="US" fo:font-weight="bold" style:font-size-asian="10pt" style:font-weight-asian="bold" style:font-name-complex="Arial1"/>
    </style:style>
    <style:style style:name="T26" style:family="text">
      <style:text-properties fo:color="#00000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name-complex="Arial1"/>
    </style:style>
    <style:style style:name="T29" style:family="text">
      <style:text-properties style:font-weight-complex="bold"/>
    </style:style>
    <style:style style:name="T30" style:family="text">
      <style:text-properties fo:language="pt" fo:country="PT" fo:font-weight="bold" style:font-weight-asian="bold" style:font-name-complex="Arial1"/>
    </style:style>
    <style:style style:name="T31" style:family="text">
      <style:text-properties fo:language="en" fo:country="US" fo:font-weight="bold" style:font-weight-asian="bold" style:font-name-complex="Arial1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ge" draw:opacity="0%" fo:padding="0cm" fo:border="none" draw:textarea-vertical-align="top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0.575cm" fo:min-width="0.358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opacity="0%" draw:textarea-vertical-align="top" draw:auto-grow-height="false" fo:min-height="0.575cm" fo:min-width="0.358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/></text:p>
      <text:p text:style-name="P16"/>
      <text:p text:style-name="P16"><text:s/></text:p>
      <text:p text:style-name="P7"/>
      <text:p text:style-name="P7"/>
      <text:p text:style-name="P7"><text:s text:c="2"/></text:p>
      <text:p text:style-name="P44"><text:span text:style-name="T1">Map OS</text:span></text:p>
      <text:h text:style-name="P45" text:outline-level="1"><text:span text:style-name="T12">Plano de Testes</text:span></text:h>
      <text:h text:style-name="P46" text:outline-level="1">Versão <text:span text:style-name="T11">1.0</text:span></text:h>
      <text:p text:style-name="P17"/>
      <text:p text:style-name="P18"/>
      <text:p text:style-name="CTM_2f_IS_20_Instruções"><text:s/>[O nome do módulo deverá ser informado somente quando aplicável. Caso contrário, deverá ser excluído da capa do documento]</text:p>
      <text:p text:style-name="P19"/>
      <text:h text:style-name="P8" text:outline-level="1"><text:span text:style-name="T22">Histórico de Revisão</text:span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6"><text:span text:style-name="T24">Data</text:span></text:p>
          </table:table-cell>
          <table:table-cell table:style-name="Tabela1.A1" office:value-type="string">
            <text:p text:style-name="P26"><text:span text:style-name="T24">Versão</text:span></text:p>
          </table:table-cell>
          <table:table-cell table:style-name="Tabela1.A1" office:value-type="string">
            <text:p text:style-name="P26"><text:span text:style-name="T24">Descrição</text:span></text:p>
          </table:table-cell>
          <table:table-cell table:style-name="Tabela1.D1" office:value-type="string">
            <text:p text:style-name="P26"><text:span text:style-name="T24">Autor</text:span></text:p>
          </table:table-cell>
        </table:table-row>
        <table:table-row table:style-name="Tabela1.2">
          <table:table-cell table:style-name="Tabela1.A2" office:value-type="string">
            <text:p text:style-name="P30"><text:span text:style-name="T4">11</text:span></text:p>
          </table:table-cell>
          <table:table-cell table:style-name="Tabela1.A2" office:value-type="string">
            <text:p text:style-name="P30"><text:span text:style-name="T4">1.0</text:span></text:p>
          </table:table-cell>
          <table:table-cell table:style-name="Tabela1.A2" office:value-type="string">
            <text:p text:style-name="P30"><text:span text:style-name="T4">Adicionado escopo, recursos, </text:span><text:span text:style-name="T5">riscos e referências</text:span></text:p>
          </table:table-cell>
          <table:table-cell table:style-name="Tabela1.D2" office:value-type="string">
            <text:p text:style-name="P31"><text:span text:style-name="T4">Augusto e Níkolas</text:span></text:p>
          </table:table-cell>
        </table:table-row>
        <table:table-row table:style-name="Tabela1.1"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8"/>
          </table:table-cell>
          <table:table-cell table:style-name="Tabela1.A2" office:value-type="string">
            <text:p text:style-name="P29"/>
          </table:table-cell>
          <table:table-cell table:style-name="Tabela1.D2" office:value-type="string">
            <text:p text:style-name="P29"/>
          </table:table-cell>
        </table:table-row>
        <table:table-row table:style-name="Tabela1.1">
          <table:table-cell table:style-name="Tabela1.A2" office:value-type="string">
            <text:p text:style-name="P27"/>
          </table:table-cell>
          <table:table-cell table:style-name="Tabela1.A2" office:value-type="string">
            <text:p text:style-name="P28"/>
          </table:table-cell>
          <table:table-cell table:style-name="Tabela1.A2" office:value-type="string">
            <text:p text:style-name="P29"/>
          </table:table-cell>
          <table:table-cell table:style-name="Tabela1.D2" office:value-type="string">
            <text:p text:style-name="P29"/>
          </table:table-cell>
        </table:table-row>
      </table:table>
      <text:p text:style-name="P34"/>
      <text:p text:style-name="P34"/>
      <text:h text:style-name="P39" text:outline-level="1"><text:span text:style-name="T22">Sumário</text:span></text:h>
      <text:p text:style-name="P35"/>
      <text:table-of-content text:style-name="Sect1" text:protected="true" text:name="Índice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CTM_2f_IS_20_Nível_20_1_3b_1_3b_Título_20_1_3b_1_3b_CTM_2f_IS_20_Nível_20_2_3b_2_3b_Título_20_2_3b_2_3b_CTM_2f_IS_20_Nível_20_3_3b_3_3b_Título_20_3_3b_3"/>
          </text:index-source-styles>
        </text:table-of-content-source>
        <text:index-body>
          <text:p text:style-name="P22"><text:a xlink:type="simple" xlink:href="#_Toc350247348" text:style-name="Index_20_Link" text:visited-style-name="Index_20_Link">1.</text:a><text:a xlink:type="simple" xlink:href="#_Toc350247348" text:style-name="Index_20_Link" text:visited-style-name="Index_20_Link"><text:span text:style-name="T13"><text:tab/></text:span></text:a><text:a xlink:type="simple" xlink:href="#_Toc350247348" text:style-name="Index_20_Link" text:visited-style-name="Index_20_Link">Introdução<text:tab/>4</text:a></text:p>
          <text:p text:style-name="P23"><text:a xlink:type="simple" xlink:href="#_Toc350247349" text:style-name="Index_20_Link" text:visited-style-name="Index_20_Link">1.1.</text:a><text:a xlink:type="simple" xlink:href="#_Toc350247349" text:style-name="Index_20_Link" text:visited-style-name="Index_20_Link"><text:span text:style-name="T14"><text:tab/></text:span></text:a><text:a xlink:type="simple" xlink:href="#_Toc350247349" text:style-name="Index_20_Link" text:visited-style-name="Index_20_Link">Escopo<text:tab/>4</text:a></text:p>
          <text:p text:style-name="P22"><text:a xlink:type="simple" xlink:href="#_Toc350247350" text:style-name="Index_20_Link" text:visited-style-name="Index_20_Link">2.</text:a><text:a xlink:type="simple" xlink:href="#_Toc350247350" text:style-name="Index_20_Link" text:visited-style-name="Index_20_Link"><text:span text:style-name="T13"><text:tab/></text:span></text:a><text:a xlink:type="simple" xlink:href="#_Toc350247350" text:style-name="Index_20_Link" text:visited-style-name="Index_20_Link">Estágios de Teste<text:tab/>4</text:a></text:p>
          <text:p text:style-name="P22"><text:a xlink:type="simple" xlink:href="#_Toc350247351" text:style-name="Index_20_Link" text:visited-style-name="Index_20_Link">3.</text:a><text:a xlink:type="simple" xlink:href="#_Toc350247351" text:style-name="Index_20_Link" text:visited-style-name="Index_20_Link"><text:span text:style-name="T13"><text:tab/></text:span></text:a><text:a xlink:type="simple" xlink:href="#_Toc350247351" text:style-name="Index_20_Link" text:visited-style-name="Index_20_Link">Tipos de Testes<text:tab/>4</text:a></text:p>
          <text:p text:style-name="P22"><text:a xlink:type="simple" xlink:href="#_Toc350247352" text:style-name="Index_20_Link" text:visited-style-name="Index_20_Link">4.</text:a><text:a xlink:type="simple" xlink:href="#_Toc350247352" text:style-name="Index_20_Link" text:visited-style-name="Index_20_Link"><text:span text:style-name="T13"><text:tab/></text:span></text:a><text:a xlink:type="simple" xlink:href="#_Toc350247352" text:style-name="Index_20_Link" text:visited-style-name="Index_20_Link">Recursos necessários<text:tab/>5</text:a></text:p>
          <text:p text:style-name="P23"><text:a xlink:type="simple" xlink:href="#_Toc350247353" text:style-name="Index_20_Link" text:visited-style-name="Index_20_Link">4.1.</text:a><text:a xlink:type="simple" xlink:href="#_Toc350247353" text:style-name="Index_20_Link" text:visited-style-name="Index_20_Link"><text:span text:style-name="T14"><text:tab/></text:span></text:a><text:a xlink:type="simple" xlink:href="#_Toc350247353" text:style-name="Index_20_Link" text:visited-style-name="Index_20_Link">Recursos Humanos<text:tab/>5</text:a></text:p>
          <text:p text:style-name="P23"><text:a xlink:type="simple" xlink:href="#_Toc350247354" text:style-name="Index_20_Link" text:visited-style-name="Index_20_Link">4.2.</text:a><text:a xlink:type="simple" xlink:href="#_Toc350247354" text:style-name="Index_20_Link" text:visited-style-name="Index_20_Link"><text:span text:style-name="T14"><text:tab/></text:span></text:a><text:a xlink:type="simple" xlink:href="#_Toc350247354" text:style-name="Index_20_Link" text:visited-style-name="Index_20_Link">Recursos Computacionais<text:tab/>5</text:a></text:p>
          <text:p text:style-name="P22"><text:a xlink:type="simple" xlink:href="#_Toc350247355" text:style-name="Index_20_Link" text:visited-style-name="Index_20_Link">5.</text:a><text:a xlink:type="simple" xlink:href="#_Toc350247355" text:style-name="Index_20_Link" text:visited-style-name="Index_20_Link"><text:span text:style-name="T13"><text:tab/></text:span></text:a><text:a xlink:type="simple" xlink:href="#_Toc350247355" text:style-name="Index_20_Link" text:visited-style-name="Index_20_Link">Riscos e Restrições<text:tab/>5</text:a></text:p>
          <text:p text:style-name="P22"><text:a xlink:type="simple" xlink:href="#_Toc350247356" text:style-name="Index_20_Link" text:visited-style-name="Index_20_Link">6.</text:a><text:a xlink:type="simple" xlink:href="#_Toc350247356" text:style-name="Index_20_Link" text:visited-style-name="Index_20_Link"><text:span text:style-name="T13"><text:tab/></text:span></text:a><text:a xlink:type="simple" xlink:href="#_Toc350247356" text:style-name="Index_20_Link" text:visited-style-name="Index_20_Link">Produtos Gerados<text:tab/>5</text:a></text:p>
          <text:p text:style-name="P22"><text:a xlink:type="simple" xlink:href="#_Toc350247357" text:style-name="Index_20_Link" text:visited-style-name="Index_20_Link">7.</text:a><text:a xlink:type="simple" xlink:href="#_Toc350247357" text:style-name="Index_20_Link" text:visited-style-name="Index_20_Link"><text:span text:style-name="T13"><text:tab/></text:span></text:a><text:a xlink:type="simple" xlink:href="#_Toc350247357" text:style-name="Index_20_Link" text:visited-style-name="Index_20_Link">Referências<text:tab/>5</text:a></text:p>
          <text:h text:style-name="P21" text:outline-level="1"><text:title>Plano de Testes</text:title></text:h>
        </text:index-body>
      </text:table-of-content>
      <text:list xml:id="list361857453" text:style-name="WWNum4">
        <text:list-item>
          <text:p text:style-name="P25"><text:bookmark-start text:name="_Toc350247348"/>Introdução<text:bookmark-end text:name="_Toc350247348"/></text:p>
        </text:list-item>
      </text:list>
      <text:p text:style-name="CTM_2f_IS_20_Corpo_20_1">Este documento relaciona os casos de uso a serem testados, os estágios de testes, método de qualificação, detalhamento dos tipos de testes, alvos de testes, a estratégia adotada para a execução dos testes, os recursos humanos necessários, bem como os produtos que serão gerados.</text:p>
      <text:list xml:id="list215750163159475" text:continue-numbering="true" text:style-name="WWNum4">
        <text:list-item>
          <text:list>
            <text:list-item>
              <text:p text:style-name="P47"><text:bookmark-start text:name="_Toc115594952"/><text:bookmark-start text:name="_Toc22983970"/><text:bookmark-start text:name="_Toc527373895"/><text:bookmark-start text:name="_Toc456600920"/><text:bookmark-start text:name="_Toc456598589"/><text:bookmark-start text:name="_Toc350247349"/><text:bookmark-start text:name="_Toc117999318"/><text:bookmark-start text:name="_Toc115603040"/>Escopo<text:bookmark-end text:name="_Toc115594952"/><text:bookmark-end text:name="_Toc350247349"/><text:bookmark-end text:name="_Toc117999318"/><text:bookmark-end text:name="_Toc115603040"/></text:p>
            </text:list-item>
          </text:list>
        </text:list-item>
      </text:list>
      <text:p text:style-name="CTM_2f_IS_20_Corpo_20_1"><text:span text:style-name="T2">O plano de testes documenta os tipos de testes a serem realizados, bem como os recursos necessários para a execução. Além de os riscos que envolvem a realização destes testes, e os produtos gerados após essa execução. </text:span></text:p>
      <text:list xml:id="list215750074804690" text:continue-numbering="true" text:style-name="WWNum4">
        <text:list-item>
          <text:p text:style-name="P25"><text:bookmark-end text:name="_Toc456598589"/><text:bookmark-start text:name="_Toc350247350"/><text:bookmark-end text:name="_Toc22983970"/><text:bookmark-end text:name="_Toc527373895"/><text:bookmark-end text:name="_Toc456600920"/>Estágios de Teste<text:bookmark-end text:name="_Toc350247350"/></text:p>
        </text:list-item>
      </text:list>
      <text:p text:style-name="CTM_2f_IS_20_Corpo_20_1"><text:span text:style-name="T26">Definem o momento do ciclo de vida do software em que são realizados testes</text:span> por pessoas diferentes daquelas que o programaram. Entretanto, considerando a divisão das tarefas de teste em quatro níveis relacionados ao escopo do software, estão previstos para o projeto <text:span text:style-name="T8">Map OS</text:span><text:span text:style-name="T26"> os seguintes estágios de teste: </text:span></text:p>
      <text:list xml:id="list133656060" text:style-name="WWNum2">
        <text:list-item>
          <text:p text:style-name="P33">Teste de Sistema: são realizados pelo Analista de Testes, visando a execução do sistema, dentro de um ambiente operacional controlado, para validar a exatidão e perfeição na execução de suas funções.</text:p>
        </text:list-item>
      </text:list>
      <text:list xml:id="list215750414629938" text:continue-list="list215750074804690" text:style-name="WWNum4">
        <text:list-item>
          <text:p text:style-name="P25"><text:bookmark-start text:name="_Toc350247351"/>Tipos de Testes<text:bookmark-end text:name="_Toc350247351"/></text:p>
        </text:list-item>
      </text:list>
      <text:p text:style-name="P40"><text:line-break/>Seguem abaixo os tipos de testes a serem aplicados ao projeto <text:span text:style-name="T8">Map OS:</text:span></text:p>
      <text:list xml:id="list3420248670" text:style-name="WWNum9">
        <text:list-item>
          <text:p text:style-name="P36"><text:span text:style-name="T27">Funcional:</text:span> grupos de testes que avaliam se o que foi especificado foi implementado.</text:p>
        </text:list-item>
        <text:list-item>
          <text:p text:style-name="P36"><text:span text:style-name="T27">Integridade de dados: </text:span><text:span text:style-name="T29">v</text:span>erificar se os dados do sistema foram incluídos, alterados, excluídos e pesquisados corretamente no banco de dados. Além de validar conteúdos de campos.</text:p>
        </text:list-item>
      </text:list>
      <text:p text:style-name="P49"/>
      <text:p text:style-name="P6"/>
      <text:list xml:id="list215749174366281" text:continue-list="list215750414629938" text:style-name="WWNum4">
        <text:list-item>
          <text:p text:style-name="P25"><text:s/><text:bookmark-start text:name="_Toc350247352"/>Recursos necessários<text:bookmark-end text:name="_Toc350247352"/></text:p>
          <text:list>
            <text:list-item>
              <text:p text:style-name="P48"><text:bookmark-start text:name="_Toc350247353"/>Recursos Humanos<text:bookmark-end text:name="_Toc350247353"/></text:p>
            </text:list-item>
          </text:list>
        </text:list-item>
      </text:list>
      <text:p text:style-name="P42"><text:span text:style-name="T2">Analista de testes, responsável por executar e registrar o</text:span><text:span text:style-name="T9">s</text:span><text:span text:style-name="T2"> resultados dos testes.</text:span></text:p>
      <text:list xml:id="list215749651398125" text:continue-numbering="true" text:style-name="WWNum4">
        <text:list-item>
          <text:list>
            <text:list-item>
              <text:p text:style-name="P48"><text:bookmark-start text:name="_Toc350247354"/>Recursos Computacionais<text:bookmark-end text:name="_Toc350247354"/></text:p>
            </text:list-item>
          </text:list>
        </text:list-item>
      </text:list>
      <text:p text:style-name="P43"><text:span text:style-name="T2">O sistema a ser testado é web, ou seja, não são necessários recursos computacionais, como um servidor além de uma estação de trabalho com acesso à internet.</text:span></text:p>
      <text:p text:style-name="P43"><text:span text:style-name="T2"/></text:p>
      <text:p text:style-name="P43"><text:span text:style-name="T2"/></text:p>
      <table:table table:name="Tabela3" table:style-name="Tabela3">
        <table:table-column table:style-name="Tabela3.A"/>
        <table:table-column table:style-name="Tabela3.B"/>
        <text:soft-page-break/>
        <table:table-row table:style-name="Tabela3.1">
          <table:table-cell table:style-name="Tabela3.A1" office:value-type="string">
            <text:p text:style-name="P2"><text:bookmark-start text:name="_Toc22983990"/><text:span text:style-name="T30">Servidor</text:span></text:p>
          </table:table-cell>
          <table:table-cell table:style-name="Tabela3.B1" office:value-type="string">
            <text:p text:style-name="P2"><text:span text:style-name="T28">Nome/Descrição</text:span></text:p>
          </table:table-cell>
        </table:table-row>
        <table:table-row table:style-name="Tabela3.2">
          <table:table-cell table:style-name="Tabela3.A2" office:value-type="string">
            <text:p text:style-name="P52"/>
          </table:table-cell>
          <table:table-cell table:style-name="Tabela3.B2" office:value-type="string">
            <text:p text:style-name="P54"/>
          </table:table-cell>
        </table:table-row>
        <table:table-row table:style-name="Tabela3.1">
          <table:table-cell table:style-name="Tabela3.A1" office:value-type="string">
            <text:p text:style-name="P2"><text:span text:style-name="T30">Estações de Trabalho</text:span></text:p>
          </table:table-cell>
          <table:table-cell table:style-name="Tabela3.B1" office:value-type="string">
            <text:p text:style-name="P2"><text:span text:style-name="T28">Nome</text:span></text:p>
          </table:table-cell>
        </table:table-row>
        <table:table-row table:style-name="Tabela3.1">
          <table:table-cell table:style-name="Tabela3.A4" office:value-type="string">
            <text:p text:style-name="InfoBlue"><text:span text:style-name="T15">Computador Macbook 2011</text:span></text:p>
          </table:table-cell>
          <table:table-cell table:style-name="Tabela3.B4" office:value-type="string">
            <text:p text:style-name="InfoBlue"><text:span text:style-name="T15">Estação de trabalho 1</text:span><text:bookmark text:name="_GoBack"/></text:p>
          </table:table-cell>
        </table:table-row>
      </table:table>
      <text:list xml:id="list215749785955242" text:continue-numbering="true" text:style-name="WWNum4">
        <text:list-item>
          <text:p text:style-name="P25"><text:bookmark-start text:name="_Toc350247355"/>Riscos<text:bookmark-end text:name="_Toc22983990"/> e Restrições<text:bookmark-end text:name="_Toc350247355"/></text:p>
        </text:list-item>
      </text:list>
      <text:p text:style-name="P42"><text:span text:style-name="T9">Por estar hospedado na webhost, o a</text:span><text:span text:style-name="T2">mbiente de testes não suporta testes de carga. </text:span></text:p>
      <text:p text:style-name="P43"><text:span text:style-name="T2">O acesso concorrente de múltiplos usuários utilizando o mesmo login pode causar inconsistência nos dados gerados.</text:span></text:p>
      <text:list xml:id="list215749864748106" text:continue-numbering="true" text:style-name="WWNum4">
        <text:list-item>
          <text:p text:style-name="P25"><text:bookmark-start text:name="_Toc350247356"/>Produtos Gerados<text:bookmark-end text:name="_Toc350247356"/></text:p>
        </text:list-item>
      </text:list>
      <text:list xml:id="list1658648835" text:style-name="WWNum26">
        <text:list-item>
          <text:p text:style-name="P37"><text:span text:style-name="T10">Código para teste automatizado usando selenium</text:span></text:p>
        </text:list-item>
        <text:list-item>
          <text:p text:style-name="P38"><text:span text:style-name="T10">C</text:span><text:span text:style-name="T2">asos de teste descritos no documento de Projeto de Teste</text:span></text:p>
        </text:list-item>
      </text:list>
      <text:list xml:id="list215748616832488" text:continue-list="list215749864748106" text:style-name="WWNum4">
        <text:list-item>
          <text:p text:style-name="P25"><text:bookmark-start text:name="_Toc350247357"/>Referências<text:bookmark-end text:name="_Toc350247357"/></text:p>
        </text:list-item>
      </text:list>
      <text:p text:style-name="P40"><text:span text:style-name="T2">Listar as referências utilizadas neste documento. </text:span></text:p>
      <text:p text:style-name="P41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Título_20_da_20_tabela">#</text:p>
            </table:table-cell>
            <table:table-cell table:style-name="Tabela4.B1" office:value-type="string">
              <text:p text:style-name="Título_20_da_20_tabela">Documento</text:p>
            </table:table-cell>
            <table:table-cell table:style-name="Tabela4.B1" office:value-type="string">
              <text:p text:style-name="Título_20_da_20_tabela">Versão</text:p>
            </table:table-cell>
          </table:table-row>
        </table:table-header-rows>
        <table:table-row table:style-name="Tabela4.2">
          <table:table-cell table:style-name="Tabela4.A2" office:value-type="string">
            <text:p text:style-name="P9"><text:span text:style-name="T7">1</text:span></text:p>
          </table:table-cell>
          <table:table-cell table:style-name="Tabela4.B2" office:value-type="string">
            <text:p text:style-name="P11"><text:span text:style-name="T7">Projeto de Teste Map OS</text:span></text:p>
          </table:table-cell>
          <table:table-cell table:style-name="Tabela4.C2" office:value-type="string">
            <text:p text:style-name="P11"><text:span text:style-name="T7">1.0</text:span></text:p>
          </table:table-cell>
        </table:table-row>
        <table:table-row table:style-name="Tabela4.3">
          <table:table-cell table:style-name="Tabela4.A3" office:value-type="string">
            <text:p text:style-name="P9"/>
          </table:table-cell>
          <table:table-cell table:style-name="Tabela4.B3" office:value-type="string">
            <text:p text:style-name="P10"/>
          </table:table-cell>
          <table:table-cell table:style-name="Tabela4.C3" office:value-type="string">
            <text:p text:style-name="P10"/>
          </table:table-cell>
        </table:table-row>
        <table:table-row table:style-name="Tabela4.3">
          <table:table-cell table:style-name="Tabela4.A4" office:value-type="string">
            <text:p text:style-name="P9"/>
          </table:table-cell>
          <table:table-cell table:style-name="Tabela4.B4" office:value-type="string">
            <text:p text:style-name="P10"/>
          </table:table-cell>
          <table:table-cell table:style-name="Tabela4.C4" office:value-type="string">
            <text:p text:style-name="P10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tarSymbol" svg:font-family="Star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(W1)1" svg:font-family="'Arial (W1)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2pt" style:font-size-asian="12pt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Tahoma" fo:font-family="Tahoma" style:font-family-generic="roman" style:font-pitch="variable" fo:font-size="10pt" fo:font-weight="bold" style:font-size-asian="10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ahoma" fo:font-family="Tahoma" style:font-family-generic="roman" style:font-pitch="variable"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style:font-name="Tahoma" fo:font-family="Tahoma" style:font-family-generic="roman" style:font-pitch="variable" fo:font-size="6pt" fo:font-weight="bold" style:font-size-asian="6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font-name="Tahoma" fo:font-family="Tahoma" style:font-family-generic="roman" style:font-pitch="variable" fo:font-size="8pt" fo:font-weight="bold" style:font-size-asian="8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>
        <style:tab-stops>
          <style:tab-stop style:position="1.612cm" style:type="center"/>
        </style:tab-stops>
      </style:paragraph-properties>
      <style:text-properties style:font-name="Tahoma" fo:font-family="Tahoma" style:font-family-generic="roman" style:font-pitch="variable" fo:font-size="8pt" fo:font-weight="bold" style:font-size-asian="8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 style:line-height-at-least="0.423cm" fo:orphans="0" fo:widows="0"/>
      <style:text-properties style:font-name="Times New Roman" fo:font-family="'Times New Roman'" style:font-family-generic="roman" style:font-pitch="variable" fo:font-size="11pt" fo:language="en" fo:country="US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 style:line-height-at-least="0.423cm" fo:orphans="0" fo:widows="0"/>
      <style:text-properties style:font-name="Times New Roman" fo:font-family="'Times New Roman'" style:font-family-generic="roman" style:font-pitch="variable" fo:font-size="9pt" fo:language="en" fo:country="US" fo:font-style="italic" fo:font-weight="bold" style:font-size-asian="9pt" style:font-style-asian="italic" style:font-weight-asian="bold"/>
    </style:style>
    <style:style style:name="Título2" style:family="paragraph" style:parent-style-name="Standard" style:default-outline-level="">
      <style:paragraph-properties fo:margin-top="0.423cm" fo:margin-bottom="0.212cm" loext:contextual-spacing="false" fo:keep-with-next="always"/>
      <style:text-properties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Título2" style:default-outline-level="" style:class="chapter"/>
    <style:style style:name="Subtitle" style:family="paragraph" style:parent-style-name="Título2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 style:default-outline-level="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Legenda1" style:family="paragraph" style:parent-style-name="Standard" style:next-style-name="Standard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9pt" fo:font-style="italic" style:font-size-asian="9pt" style:font-style-asian="italic" style:font-style-complex="italic"/>
    </style:style>
    <style:style style:name="Frame_20_contents" style:display-name="Frame contents" style:family="paragraph" style:parent-style-name="Text_20_body" style:default-outline-level="" style:class="extra"/>
    <style:style style:name="footnote_20_text" style:display-name="footnote text" style:family="paragraph" style:parent-style-name="Standard" style:default-outline-level="">
      <style:text-properties style:font-name="Arial (W1)" fo:font-family="'Arial (W1)'" style:font-family-generic="roman" style:font-pitch="variable" fo:font-size="8pt" style:font-size-asian="8pt"/>
    </style:style>
    <style:style style:name="endnote_20_text" style:display-name="endnote text" style:family="paragraph" style:parent-style-name="Standard" style:default-outline-level="">
      <style:text-properties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/>
      <style:text-properties fo:font-size="10pt" fo:font-style="italic" fo:font-weight="bold" style:font-size-asian="10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0pt" fo:font-weight="bold" style:font-size-asian="10pt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/>
      <style:text-properties fo:font-size="10pt" style:font-size-asian="10pt" style:font-size-complex="12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27cm" fo:margin-right="0cm" fo:text-indent="0cm" style:auto-text-indent="false"/>
      <style:text-properties style:font-name="Times New Roman" fo:font-family="'Times New Roman'" style:font-family-generic="roman" style:font-pitch="variable" style:font-size-complex="12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693cm" fo:margin-right="0cm" fo:text-indent="0cm" style:auto-text-indent="false"/>
      <style:text-properties style:font-name="Times New Roman" fo:font-family="'Times New Roman'" style:font-family-generic="roman" style:font-pitch="variable" style:font-size-complex="12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size-complex="12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54cm" fo:margin-right="0cm" fo:text-indent="0cm" style:auto-text-indent="false"/>
      <style:text-properties style:font-name="Times New Roman" fo:font-family="'Times New Roman'" style:font-family-generic="roman" style:font-pitch="variable" style:font-size-complex="12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963cm" fo:margin-right="0cm" fo:text-indent="0cm" style:auto-text-indent="false"/>
      <style:text-properties style:font-name="Times New Roman" fo:font-family="'Times New Roman'" style:font-family-generic="roman" style:font-pitch="variable" style:font-size-complex="12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3.387cm" fo:margin-right="0cm" fo:text-indent="0cm" style:auto-text-indent="false"/>
      <style:text-properties style:font-name="Times New Roman" fo:font-family="'Times New Roman'" style:font-family-generic="roman" style:font-pitch="variable" style:font-size-complex="12pt"/>
    </style:style>
    <style:style style:name="Conteúdo_20_10" style:display-name="Conteúdo 10" style:family="paragraph" style:parent-style-name="Index" style:default-outline-level="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TM_2f_IS_20_Instruções" style:display-name="CTM/IS Instruções" style:family="paragraph" style:default-outline-level="">
      <style:paragraph-properties fo:margin-top="0.106cm" fo:margin-bottom="0.106cm" loext:contextual-spacing="false" fo:text-align="justify" style:justify-single-word="false" fo:orphans="2" fo:widows="2" fo:hyphenation-ladder-count="no-limit" style:writing-mode="lr-tb"/>
      <style:text-properties fo:color="#0000ff" style:font-name="Arial (W1)" fo:font-family="'Arial (W1)'" style:font-family-generic="roman" style:font-pitch="variable" fo:font-size="9pt" fo:font-style="italic" style:font-size-asian="9pt" style:language-asian="ar" style:country-asian="SA" style:font-style-asian="italic" text:display="none" fo:hyphenate="false" fo:hyphenation-remain-char-count="2" fo:hyphenation-push-char-count="2"/>
    </style:style>
    <style:style style:name="CTM_2f_IS_20_Corpo_20_1" style:display-name="CTM/IS Corpo 1" style:family="paragraph" style:default-outline-level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.75cm" style:auto-text-indent="false" style:writing-mode="lr-tb"/>
      <style:text-properties style:font-name="Arial" fo:font-family="Arial" style:font-family-generic="roman" style:font-pitch="variable" style:language-asian="ar" style:country-asian="SA" fo:hyphenate="false" fo:hyphenation-remain-char-count="2" fo:hyphenation-push-char-count="2"/>
    </style:style>
    <style:style style:name="CTM_2f_IS_20_Nível_20_4" style:display-name="CTM/IS Nível 4" style:family="paragraph" style:default-outline-level="">
      <style:paragraph-properties fo:margin-left="-1.905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.635cm"/>
          <style:tab-stop style:position="1.482cm"/>
        </style:tab-stops>
      </style:paragraph-properties>
      <style:text-properties style:font-name="Arial" fo:font-family="Arial" style:font-family-generic="roman" style:font-pitch="variable" style:language-asian="ar" style:country-asian="SA" fo:hyphenate="false" fo:hyphenation-remain-char-count="2" fo:hyphenation-push-char-count="2"/>
    </style:style>
    <style:style style:name="CTM_2f_IS_20_Nível_20_1" style:display-name="CTM/IS Nível 1" style:family="paragraph" style:default-outline-level="">
      <style:paragraph-properties fo:margin-top="0.423cm" fo:margin-bottom="0cm" loext:contextual-spacing="false" fo:text-align="start" style:justify-single-word="false" fo:orphans="2" fo:widows="2" fo:hyphenation-ladder-count="no-limit" fo:keep-with-next="always" style:writing-mode="lr-tb"/>
      <style:text-properties fo:text-transform="uppercase" style:font-name="Arial" fo:font-family="Arial" style:font-family-generic="roman" style:font-pitch="variable" fo:font-size="12pt" fo:font-style="italic" fo:font-weight="bold" style:font-size-asian="12pt" style:language-asian="ar" style:country-asian="SA" style:font-style-asian="italic" style:font-weight-asian="bold" fo:hyphenate="false" fo:hyphenation-remain-char-count="2" fo:hyphenation-push-char-count="2"/>
    </style:style>
    <style:style style:name="CTM_2f_IS_20_Nível_20_2" style:display-name="CTM/IS Nível 2" style:family="paragraph" style:default-outline-level="">
      <style:paragraph-properties fo:margin-left="0.635cm" fo:margin-right="0cm" fo:margin-top="0.423cm" fo:margin-bottom="0cm" loext:contextual-spacing="false" fo:text-align="justify" style:justify-single-word="false" fo:orphans="2" fo:widows="2" fo:hyphenation-ladder-count="no-limit" fo:text-indent="-0.635cm" style:auto-text-indent="false" fo:keep-with-next="always" style:writing-mode="lr-tb">
        <style:tab-stops>
          <style:tab-stop style:position="0.635cm"/>
        </style:tab-stops>
      </style:paragraph-properties>
      <style:text-properties style:font-name="Arial" fo:font-family="Arial" style:font-family-generic="roman" style:font-pitch="variable" fo:font-style="italic" fo:font-weight="bold" style:language-asian="ar" style:country-asian="SA" style:font-style-asian="italic" style:font-weight-asian="bold" style:font-weight-complex="bold" fo:hyphenate="false" fo:hyphenation-remain-char-count="2" fo:hyphenation-push-char-count="2"/>
    </style:style>
    <style:style style:name="CTM_2f_IS_20_Nível_20_3" style:display-name="CTM/IS Nível 3" style:family="paragraph" style:default-outline-level="">
      <style:paragraph-properties fo:margin-left="-1.27cm" fo:margin-right="0cm" fo:margin-top="0.318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.635cm"/>
          <style:tab-stop style:position="1.27cm"/>
        </style:tab-stops>
      </style:paragraph-properties>
      <style:text-properties style:font-name="Arial" fo:font-family="Arial" style:font-family-generic="roman" style:font-pitch="variable" style:language-asian="ar" style:country-asian="SA" fo:hyphenate="false" fo:hyphenation-remain-char-count="2" fo:hyphenation-push-char-count="2"/>
    </style:style>
    <style:style style:name="CTM_2f_IS_20_Tabela" style:display-name="CTM/IS Tabela" style:family="paragraph" style:default-outline-level="">
      <style:paragraph-properties fo:margin-top="0.106cm" fo:margin-bottom="0.106cm" loext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language="none" fo:country="none" style:language-asian="ar" style:country-asian="SA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CTM_2f_IS_20_Corpo_20_2" style:display-name="CTM/IS Corpo 2" style:family="paragraph" style:default-outline-level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1cm" style:auto-text-indent="false" style:writing-mode="lr-tb"/>
      <style:text-properties style:font-name="Arial" fo:font-family="Arial" style:font-family-generic="roman" style:font-pitch="variable" style:language-asian="ar" style:country-asian="SA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CTM_2f_IS_20_Corpo_20_3" style:display-name="CTM/IS Corpo 3" style:family="paragraph" style:default-outline-level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1.27cm" style:auto-text-indent="false" style:writing-mode="lr-tb"/>
      <style:text-properties style:font-name="Arial" fo:font-family="Arial" style:font-family-generic="roman" style:font-pitch="variable" fo:language="en" fo:country="US" style:language-asian="ar" style:country-asian="SA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CTM_2f_IS_20_Corpo_20_4" style:display-name="CTM/IS Corpo 4" style:family="paragraph" style:default-outline-level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1.482cm" style:auto-text-indent="false" style:writing-mode="lr-tb"/>
      <style:text-properties style:font-name="Arial" fo:font-family="Arial" style:font-family-generic="roman" style:font-pitch="variable" fo:language="en" fo:country="US" style:language-asian="ar" style:country-asian="SA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ISO_20_9000_20_Corpo" style:display-name="ISO 9000 Corpo" style:family="paragraph" style:default-outline-level="">
      <style:paragraph-properties fo:margin-left="0.75cm" fo:margin-right="0cm" fo:margin-top="0.106cm" fo:margin-bottom="0.106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style:language-asian="ar" style:country-asian="SA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style:font-size-complex="12pt"/>
    </style:style>
    <style:style style:name="infoblue" style:family="paragraph" style:parent-style-name="Standard" style:default-outline-level="">
      <style:paragraph-properties fo:margin-left="0.794cm" fo:margin-right="0cm" fo:margin-top="0cm" fo:margin-bottom="0.212cm" loext:contextual-spacing="false" style:line-height-at-least="0.423cm" fo:text-indent="0cm" style:auto-text-indent="false"/>
      <style:text-properties fo:color="#0000ff" style:font-name="Times New Roman" fo:font-family="'Times New Roman'" style:font-family-generic="roman" style:font-pitch="variable" fo:font-size="10pt" fo:font-style="italic" style:font-size-asian="10pt" style:font-style-asian="italic" style:font-style-complex="italic"/>
    </style:style>
    <style:style style:name="H3" style:family="paragraph" style:parent-style-name="Standard" style:next-style-name="Standard" style:default-outline-level="">
      <style:paragraph-properties fo:margin-top="0.176cm" fo:margin-bottom="0.176cm" loext:contextual-spacing="false" fo:keep-with-next="always"/>
      <style:text-properties fo:color="#00000a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Default" style:family="paragraph" style:parent-style-name="Standard" style:default-outline-level="">
      <style:text-properties style:font-name-asian="Arial1" style:font-family-asian="Arial" style:font-family-generic-asian="system" style:font-pitch-asian="variable" style:font-size-complex="12pt"/>
    </style:style>
    <style:style style:name="RUP_20_Nível_20_2" style:display-name="RUP Nível 2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fo:keep-with-next="always" style:writing-mode="lr-tb"/>
      <style:text-properties style:font-name="Arial" fo:font-family="Arial" style:font-family-generic="roman" style:font-pitch="variable" fo:font-style="italic" fo:font-weight="bold" style:language-asian="ar" style:country-asian="SA" style:font-style-asian="italic" style:font-weight-asian="bold" fo:hyphenate="false" fo:hyphenation-remain-char-count="2" fo:hyphenation-push-char-count="2"/>
    </style:style>
    <style:style style:name="RUP_20_Nível_20_3" style:display-name="RUP Nível 3" style:family="paragraph" style:default-outline-level="">
      <style:paragraph-properties fo:margin-top="0.318cm" fo:margin-bottom="0cm" loext:contextual-spacing="false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style:language-asian="ar" style:country-asian="SA" fo:hyphenate="false" fo:hyphenation-remain-char-count="2" fo:hyphenation-push-char-count="2"/>
    </style:style>
    <style:style style:name="RUP_20_Corpo_20_1" style:display-name="RUP Corpo 1" style:family="paragraph" style:default-outline-level="">
      <style:paragraph-properties fo:margin-left="0cm" fo:margin-right="0cm" fo:margin-top="0.212cm" fo:margin-bottom="0cm" loext:contextual-spacing="false" fo:text-align="justify" style:justify-single-word="false" fo:orphans="2" fo:widows="2" fo:hyphenation-ladder-count="no-limit" fo:text-indent="0.75cm" style:auto-text-indent="false" style:writing-mode="lr-tb"/>
      <style:text-properties style:font-name="Arial" fo:font-family="Arial" style:font-family-generic="roman" style:font-pitch="variable" style:language-asian="ar" style:country-asian="SA" fo:hyphenate="false" fo:hyphenation-remain-char-count="2" fo:hyphenation-push-char-count="2"/>
    </style:style>
    <style:style style:name="Edson" style:family="paragraph" style:parent-style-name="RUP_20_Nível_20_2" style:default-outline-level="">
      <style:paragraph-properties fo:margin-left="0.762cm" fo:margin-right="0cm" fo:margin-top="0cm" fo:margin-bottom="0cm" loext:contextual-spacing="false" fo:text-indent="0cm" style:auto-text-indent="false">
        <style:tab-stops>
          <style:tab-stop style:position="0.762cm"/>
        </style:tab-stops>
      </style:paragraph-properties>
      <style:text-properties fo:font-style="normal" style:font-style-asian="normal"/>
    </style:style>
    <style:style style:name="RUP_20_Instruções" style:display-name="RUP Instruções" style:family="paragraph" style:default-outline-level="">
      <style:paragraph-properties fo:margin-top="0.106cm" fo:margin-bottom="0.106cm" loext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9pt" fo:font-style="italic" style:font-size-asian="9pt" style:language-asian="ar" style:country-asian="SA" style:font-style-asian="italic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Estilo_20_RUP_20_Instruções_20__2b__20_10_20_pt_20_Não_20_Itálico" style:display-name="Estilo RUP Instruções + 10 pt Não Itálico" style:family="paragraph" style:parent-style-name="RUP_20_Instruções" style:default-outline-level="">
      <style:text-properties fo:color="#000000" fo:font-size="10pt" fo:font-style="normal" style:font-size-asian="10pt" style:font-style-asian="normal"/>
    </style:style>
    <style:style style:name="RUP_20_Tabela" style:display-name="RUP Tabela" style:family="paragraph" style:default-outline-level="">
      <style:paragraph-properties fo:margin-top="0.106cm" fo:margin-bottom="0.106cm" loext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language="none" fo:country="none" style:language-asian="ar" style:country-asian="SA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Título1" style:family="paragraph" style:parent-style-name="Standard" style:default-outline-level="">
      <style:paragraph-properties fo:margin-top="0.423cm" fo:margin-bottom="0.212cm" loext:contextual-spacing="false" fo:keep-with-next="always"/>
      <style:text-properties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fo:color="#00000a"/>
    </style:style>
    <style:style style:name="InfoBlue" style:family="paragraph" style:parent-style-name="Standard" style:auto-update="true" style:default-outline-level="">
      <style:paragraph-properties fo:margin-left="0.953cm" fo:margin-right="0cm" fo:margin-top="0cm" fo:margin-bottom="0.212cm" loext:contextual-spacing="false" style:line-height-at-least="0.423cm" fo:orphans="0" fo:widows="0" fo:hyphenation-ladder-count="no-limit" fo:text-indent="0cm" style:auto-text-indent="false">
        <style:tab-stops>
          <style:tab-stop style:position="0.953cm"/>
          <style:tab-stop style:position="2.223cm"/>
        </style:tab-stops>
      </style:paragraph-properties>
      <style:text-properties fo:color="#0000ff" style:font-name="Tahoma" fo:font-family="Tahoma" style:font-family-generic="roman" style:font-pitch="variable" fo:font-size="10pt" fo:font-style="italic" style:font-size-asian="10pt" style:language-asian="en" style:country-asian="US" style:font-style-asian="italic" style:font-name-complex="Tahoma1" style:font-family-complex="Tahoma" style:font-family-generic-complex="system" style:font-pitch-complex="variable" fo:hyphenate="true" fo:hyphenation-remain-char-count="2" fo:hyphenation-push-char-count="2"/>
    </style:style>
    <style:style style:name="Instrução" style:family="paragraph" style:parent-style-name="Standard" style:next-style-name="Standard" style:default-outline-level="">
      <style:paragraph-properties fo:hyphenation-ladder-count="no-limit"/>
      <style:text-properties fo:color="#0000ff" fo:font-size="10pt" fo:font-style="italic" style:font-size-asian="10pt" style:language-asian="pt" style:country-asian="BR" style:font-style-asian="italic" style:font-name-complex="Arial1" style:font-family-complex="Arial" style:font-family-generic-complex="system" style:font-pitch-complex="variable" fo:hyphenate="true" fo:hyphenation-remain-char-count="2" fo:hyphenation-push-char-count="2"/>
    </style:style>
    <style:style style:name="tabela" style:family="paragraph" style:parent-style-name="Standard" style:default-outline-level="">
      <style:paragraph-properties fo:margin-top="0.106cm" fo:margin-bottom="0.106cm" loext:contextual-spacing="false" fo:hyphenation-ladder-count="no-limit"/>
      <style:text-properties fo:color="#00000a" fo:font-size="10pt" style:font-size-asian="10pt" style:language-asian="en" style:country-asian="US" style:font-size-complex="12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" style:family="paragraph" style:parent-style-name="Standard" style:default-outline-level="" style:class="extra">
      <style:paragraph-properties fo:margin-left="0cm" fo:margin-right="0cm" fo:text-align="justify" style:justify-single-word="false" fo:hyphenation-ladder-count="no-limit" fo:text-indent="0.7cm" style:auto-text-indent="false" style:vertical-align="baseline"/>
      <style:text-properties fo:font-size="10pt" style:letter-kerning="true" style:font-name-asian="Calibri1" style:font-family-asian="Calibri" style:font-family-generic-asian="system" style:font-pitch-asian="variable" style:font-size-asian="10pt" style:language-asian="pt" style:country-asian="BR" style:font-size-complex="11pt" fo:hyphenate="true" fo:hyphenation-remain-char-count="2" fo:hyphenation-push-char-count="2"/>
    </style:style>
    <style:style style:name="Título_5f_Nível2" style:display-name="Título_Nível2" style:family="paragraph" style:parent-style-name="Standard" style:next-style-name="Text" style:default-outline-level="">
      <style:paragraph-properties fo:margin-top="0.212cm" fo:margin-bottom="0.212cm" loext:contextual-spacing="false" fo:keep-together="always" fo:hyphenation-ladder-count="no-limit" fo:keep-with-next="always" style:vertical-align="baseline">
        <style:tab-stops>
          <style:tab-stop style:position="1.752cm"/>
        </style:tab-stops>
      </style:paragraph-properties>
      <style:text-properties fo:font-size="10pt" fo:font-weight="bold" style:letter-kerning="true" style:font-size-asian="10pt" style:language-asian="pt" style:country-asian="BR" style:font-weight-asian="bold" style:font-weight-complex="bold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racteres_20_de_20_Nota_20_de_20_Rodapé" style:display-name="Caracteres de Nota de Rodapé" style:family="text" style:parent-style-name="Fonte_20_parág._20_padrão1">
      <style:text-properties style:text-position="super 58%"/>
    </style:style>
    <style:style style:name="page_20_number" style:display-name="page number" style:family="text" style:parent-style-name="Fonte_20_parág._20_padrão1">
      <style:text-properties fo:font-size="8pt" style:font-size-asian="8pt"/>
    </style:style>
    <style:style style:name="Numbering_20_Symbols" style:display-name="Numbering Symbols" style:family="text">
      <style:text-properties fo:color="#000000" style:font-name="Arial" fo:font-family="Arial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Marcadore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llowedHyper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Caracteres_20_de_20_Nota_20_de_20_Fim" style:display-name="Caracteres de Nota de Fim" style:family="text" style:parent-style-name="Fonte_20_parág._20_padrão1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/>
    </style:style>
    <style:style style:name="WW8Num2z0" style:family="text">
      <style:text-properties style:font-name="Symbol" fo:font-family="Symbol" style:font-family-generic="roman" style:font-pitch="variable"/>
    </style:style>
    <style:style style:name="WW8Num2z1" style:family="text">
      <style:text-properties style:font-name="Courier New" fo:font-family="'Courier New'" style:font-family-generic="roman" style:font-pitch="variable" style:font-name-complex="Arial (W1)1" style:font-family-complex="'Arial (W1)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/>
    </style:style>
    <style:style style:name="WW8Num3z0" style:family="text">
      <style:text-properties style:font-name="Symbol" fo:font-family="Symbol" style:font-family-generic="roman" style:font-pitch="variable"/>
    </style:style>
    <style:style style:name="WW8Num4z0" style:family="text">
      <style:text-properties style:font-name="Symbol" fo:font-family="Symbol" style:font-family-generic="roman" style:font-pitch="variable"/>
    </style:style>
    <style:style style:name="WW8Num4z1" style:family="text">
      <style:text-properties style:font-name="Courier New" fo:font-family="'Courier New'" style:font-family-generic="roman" style:font-pitch="variable" style:font-name-complex="Arial (W1)1" style:font-family-complex="'Arial (W1)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/>
    </style:style>
    <style:style style:name="WW8Num5z0" style:family="text">
      <style:text-properties style:font-name="Symbol" fo:font-family="Symbol" style:font-family-generic="roman" style:font-pitch="variable"/>
    </style:style>
    <style:style style:name="WW8Num5z1" style:family="text">
      <style:text-properties style:font-name="Courier New" fo:font-family="'Courier New'" style:font-family-generic="roman" style:font-pitch="variable" style:font-name-complex="Arial (W1)1" style:font-family-complex="'Arial (W1)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7z1" style:family="text">
      <style:text-properties style:font-name="Courier New" fo:font-family="'Courier New'" style:font-family-generic="roman" style:font-pitch="variable" style:font-name-complex="Arial (W1)1" style:font-family-complex="'Arial (W1)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10z0" style:family="text">
      <style:text-properties style:font-name="Symbol" fo:font-family="Symbol" style:font-family-generic="roman" style:font-pitch="variable"/>
    </style:style>
    <style:style style:name="Fonte_20_parág._20_padrão1" style:display-name="Fonte parág. padrão1" style:family="text"/>
    <style:style style:name="Hiperlink" style:family="text">
      <style:text-properties fo:color="#0000ff" style:text-underline-style="solid" style:text-underline-width="auto" style:text-underline-color="font-color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fo:font-size="12pt" style:font-size-asian="12pt" style:language-asian="ar" style:country-asian="SA"/>
    </style:style>
    <style:style style:name="Cabeçalho_20_Char" style:display-name="Cabeçalho Char" style:family="text" style:parent-style-name="Default_20_Paragraph_20_Font">
      <style:text-properties fo:color="#000000" style:font-name="Arial" fo:font-family="Arial" style:font-family-generic="roman" style:font-pitch="variable" fo:font-size="12pt" style:font-size-asian="12pt" style:language-asian="ar" style:country-asian="SA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color="#000000" style:font-name="Arial" fo:font-family="Arial" style:font-family-generic="roman" style:font-pitch="variable" style:language-asian="ar" style:country-asian="SA"/>
    </style:style>
    <style:style style:name="Assunto_20_do_20_comentário_20_Char" style:display-name="Assunto do comentário Char" style:family="text" style:parent-style-name="Texto_20_de_20_comentário_20_Char">
      <style:text-properties fo:color="#000000" style:font-name="Arial" fo:font-family="Arial" style:font-family-generic="roman" style:font-pitch="variable" fo:font-weight="bold" style:language-asian="ar" style:country-asian="SA" style:font-weight-asian="bold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Symbol1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style:font-name="Symbol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style:font-name="Symbol1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25.254cm" fo:margin-left="-0.127cm" fo:margin-top="0cm" fo:margin-bottom="0cm" table:align="left" fo:background-color="#d9d9d9" style:may-break-between-rows="false" style:writing-mode="lr-tb">
        <style:background-image/>
      </style:table-properties>
    </style:style>
    <style:style style:name="Tabela2.A" style:family="table-column">
      <style:table-column-properties style:column-width="3.249cm"/>
    </style:style>
    <style:style style:name="Tabela2.B" style:family="table-column">
      <style:table-column-properties style:column-width="18.754cm"/>
    </style:style>
    <style:style style:name="Tabela2.C" style:family="table-column">
      <style:table-column-properties style:column-width="3.251cm"/>
    </style:style>
    <style:style style:name="Tabela2.1" style:family="table-row">
      <style:table-row-properties style:min-row-height="1.797cm" fo:keep-together="always"/>
    </style:style>
    <style:style style:name="Tabela2.A1" style:family="table-cell">
      <style:table-cell-properties fo:background-color="#d9d9d9" fo:padding-left="0.148cm" fo:padding-right="0.123cm" fo:padding-top="0cm" fo:padding-bottom="0cm" fo:border-left="1.5pt solid #808080" fo:border-right="none" fo:border-top="1.5pt solid #808080" fo:border-bottom="1.5pt solid #808080">
        <style:background-image/>
      </style:table-cell-properties>
    </style:style>
    <style:style style:name="Tabela2.B1" style:family="table-cell">
      <style:table-cell-properties style:vertical-align="middle" fo:background-color="#d9d9d9" fo:padding-left="0.148cm" fo:padding-right="0.123cm" fo:padding-top="0cm" fo:padding-bottom="0cm" fo:border-left="none" fo:border-right="none" fo:border-top="1.5pt solid #808080" fo:border-bottom="1.5pt solid #808080">
        <style:background-image/>
      </style:table-cell-properties>
    </style:style>
    <style:style style:name="Tabela2.C1" style:family="table-cell">
      <style:table-cell-properties style:vertical-align="middle" fo:background-color="#d9d9d9" fo:padding-left="0.148cm" fo:padding-right="0.123cm" fo:padding-top="0cm" fo:padding-bottom="0cm" fo:border-left="none" fo:border-right="1.5pt solid #808080" fo:border-top="1.5pt solid #808080" fo:border-bottom="1.5pt solid #808080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left="0cm" fo:margin-right="0.635cm" fo:text-indent="0cm" style:auto-text-indent="false" fo:padding-left="0cm" fo:padding-right="0cm" fo:padding-top="0.035cm" fo:padding-bottom="0cm" fo:border-left="none" fo:border-right="none" fo:border-top="0.51pt solid #00000a" fo:border-bottom="none">
        <style:tab-stops>
          <style:tab-stop style:position="17.568cm" style:type="right"/>
        </style:tab-stops>
      </style:paragraph-properties>
    </style:style>
    <style:style style:name="MP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4" style:family="paragraph" style:parent-style-name="Standard">
      <style:paragraph-properties>
        <style:tab-stops>
          <style:tab-stop style:position="24.553cm" style:type="right"/>
        </style:tab-stops>
      </style:paragraph-properties>
    </style:style>
    <style:style style:name="MP5" style:family="paragraph" style:parent-style-name="Header">
      <style:paragraph-properties fo:margin-left="0cm" fo:margin-right="0.63cm" fo:text-indent="0cm" style:auto-text-indent="false"/>
    </style:style>
    <style:style style:name="MP6" style:family="paragraph" style:parent-style-name="Recuo_20_de_20_corpo_20_de_20_texto_20_31">
      <style:paragraph-properties fo:text-align="center" style:justify-single-word="false"/>
    </style:style>
    <style:style style:name="MP7" style:family="paragraph" style:parent-style-name="Recuo_20_de_20_corpo_20_de_20_texto_20_31">
      <style:paragraph-properties fo:margin-left="0cm" fo:margin-right="0cm" fo:text-align="end" style:justify-single-word="false" fo:text-indent="0cm" style:auto-text-indent="false"/>
    </style:style>
    <style:style style:name="MP8" style:family="paragraph" style:parent-style-name="Header">
      <style:text-properties fo:language="en" fo:country="US"/>
    </style:style>
    <style:style style:name="MP9" style:family="paragraph" style:parent-style-name="Standard">
      <style:paragraph-properties fo:margin-left="0cm" fo:margin-right="-0.023cm" fo:text-indent="0cm" style:auto-text-indent="false"/>
    </style:style>
    <style:style style:name="MP10" style:family="paragraph" style:parent-style-name="Standard">
      <style:paragraph-properties fo:margin-left="0cm" fo:margin-right="-0.039cm" fo:text-indent="0cm" style:auto-text-indent="false" fo:padding-left="0cm" fo:padding-right="0cm" fo:padding-top="0.035cm" fo:padding-bottom="0cm" fo:border-left="none" fo:border-right="none" fo:border-top="0.51pt solid #00000a" fo:border-bottom="none">
        <style:tab-stops>
          <style:tab-stop style:position="17.568cm" style:type="right"/>
        </style:tab-stops>
      </style:paragraph-properties>
    </style:style>
    <style:style style:name="MP11" style:family="paragraph" style:parent-style-name="Header">
      <style:text-properties fo:font-size="8pt" fo:language="en" fo:country="US" style:font-size-asian="8pt"/>
    </style:style>
    <style:style style:name="MT1" style:family="text">
      <style:text-properties fo:font-size="10pt" style:font-size-asian="10pt"/>
    </style:style>
    <style:style style:name="MT2" style:family="text">
      <style:text-properties style:use-window-font-color="true" style:font-name-complex="Arial1" style:font-size-complex="8pt"/>
    </style:style>
    <style:style style:name="MT3" style:family="text">
      <style:text-properties fo:font-size="8pt" style:font-size-asian="8pt" style:font-name-complex="Arial1"/>
    </style:style>
    <style:style style:name="MT4" style:family="text">
      <style:text-properties fo:color="#0000ff" fo:font-size="8pt" style:font-size-asian="8pt" style:font-name-complex="Arial1"/>
    </style:style>
    <style:style style:name="MT5" style:family="text">
      <style:text-properties fo:font-size="8pt" style:font-size-asian="8pt"/>
    </style:style>
    <style:style style:name="MT6" style:family="text">
      <style:text-properties fo:font-size="14pt" fo:font-weight="bold" style:font-size-asian="14pt" style:font-weight-asian="bold" style:font-name-complex="Arial1" style:font-size-complex="14pt"/>
    </style:style>
    <style:style style:name="MT7" style:family="text">
      <style:text-properties fo:font-size="10pt" fo:language="en" fo:country="US" style:font-size-asian="10pt" style:font-name-complex="Arial1"/>
    </style:style>
    <style:style style:name="MT8" style:family="text">
      <style:text-properties fo:color="#0000ff" fo:font-size="10pt" fo:language="en" fo:country="US" fo:font-weight="bold" style:font-size-asian="10pt" style:font-weight-asian="bold" style:font-name-complex="Arial1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ge" draw:opacity="0%" fo:padding="0cm" fo:border="none" draw:textarea-vertical-align="top"/>
    </style:style>
    <style:style style:name="M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opacity="0%" draw:textarea-vertical-align="top" draw:auto-grow-height="false" fo:min-height="0.575cm" fo:min-width="0.358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width="0cm" draw:fill="solid" draw:fill-color="#ffffff" draw:opacity="0%" draw:textarea-vertical-align="top" draw:auto-grow-height="false" fo:min-height="0.575cm" fo:min-width="0.358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odelo de Plano de Testes a ser usado para o trabalho final da disciplina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draw:frame draw:style-name="Mfr1" draw:name="Quadro1" text:anchor-type="paragraph" svg:x="18.059cm" svg:y="0.055cm" svg:width="0.358cm" svg:height="0.575cm" draw:z-index="0"><draw:text-box><text:p text:style-name="Footer"><text:span text:style-name="page_20_number"><text:span text:style-name="MT2"><text:page-number style:num-format="1" text:select-page="current">0</text:page-number></text:span></text:span></text:p></draw:text-box></draw:frame><draw:custom-shape text:anchor-type="paragraph" draw:z-index="0" draw:name="Text Box 18" draw:style-name="Mgr1" draw:text-style-name="MP3" svg:width="0.357cm" svg:height="0.574cm" svg:x="18.059cm" svg:y="0.055cm"><text:p text:style-name="Footer"><text:span text:style-name="page_20_number"><text:span text:style-name="MT2"><text:page-number style:num-format="1" text:select-page="current">0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3">Projeto: </text:span><text:span text:style-name="MT4">&lt;Incluir nome do Projeto&gt;</text:span></text:p>
        <text:p text:style-name="MP4"><text:span text:style-name="MT5"><text:tab/></text:span><text:span text:style-name="MT5"><text:page-number text:select-page="current">0</text:page-number></text:span><text:span text:style-name="MT5"> </text:span></text:p>
        <text:p text:style-name="Footer"/>
      </style:footer>
    </style:master-page>
    <style:master-page style:name="Converted1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header-rows>
            <table:table-row table:style-name="Tabela2.1">
              <table:table-cell table:style-name="Tabela2.A1" office:value-type="string">
                <text:p text:style-name="MP5"><draw:frame draw:style-name="Mfr2" draw:name="Imagem 2" text:anchor-type="as-char" svg:width="2.805cm" svg:height="1.219cm" draw:z-index="0"><draw:image xlink:href="Pictures/1000020000000496000002028C3109FEFBCAFF43.png" xlink:type="simple" xlink:show="embed" xlink:actuate="onLoad"/><svg:desc>Logomarca_H</svg:desc></draw:frame></text:p>
              </table:table-cell>
              <table:table-cell table:style-name="Tabela2.B1" office:value-type="string">
                <text:p text:style-name="MP6"><text:span text:style-name="MT6">Plano de Testes</text:span></text:p>
              </table:table-cell>
              <table:table-cell table:style-name="Tabela2.C1" office:value-type="string">
                <text:p text:style-name="MP7"><text:span text:style-name="MT7">CTM/IS V.3</text:span></text:p>
                <text:p text:style-name="MP7"><text:span text:style-name="MT7">NC-</text:span><text:span text:style-name="MT8">&lt;XX&gt;</text:span></text:p>
              </table:table-cell>
            </table:table-row>
          </table:table-header-rows>
        </table:table>
        <text:p text:style-name="MP8"/>
      </style:header>
      <style:footer>
        <text:p text:style-name="MP2"><text:span text:style-name="MT3">Projeto: </text:span><text:span text:style-name="MT4">&lt;Incluir nome do Projeto</text:span></text:p>
        <text:p text:style-name="MP9"><text:span text:style-name="MT3">Contrato/OS: </text:span><text:span text:style-name="MT4">&lt;Incluir nº do Contrato/OS&gt;</text:span><text:span text:style-name="MT5"> <text:s text:c="19"/><text:tab/><text:tab/><text:tab/><text:tab/><text:tab/><text:tab/> <text:s text:c="124"/>Página </text:span></text:p>
        <text:p text:style-name="MP4"><text:span text:style-name="MT5"><text:tab/> <text:s text:c="34"/></text:span></text:p>
      </style:footer>
    </style:master-page>
    <style:master-page style:name="Converted2" style:page-layout-name="Mpm3" style:next-style-name="Converted1">
      <style:footer>
        <text:p text:style-name="MP2"><draw:custom-shape text:anchor-type="paragraph" draw:z-index="2" draw:name="Text Box 18" draw:style-name="Mgr2" draw:text-style-name="MP3" svg:width="0.357cm" svg:height="0.574cm" svg:x="18.059cm" svg:y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paragraph" svg:x="18.059cm" svg:y="0.055cm" svg:width="0.358cm" svg:height="0.575cm" draw:z-index="3"><draw:text-box><text:p text:style-name="Footer"><text:span text:style-name="page_20_number"><text:span text:style-name="MT2"><text:page-number style:num-format="1" text:select-page="current">2</text:page-number></text:span></text:span></text:p></draw:text-box></draw:frame><text:span text:style-name="MT3">Projeto: </text:span><text:span text:style-name="MT4">&lt;Incluir nome do Projeto&gt;</text:span></text:p>
        <text:p text:style-name="MP4"><text:span text:style-name="MT5"><text:tab/></text:span><text:span text:style-name="MT5"><text:page-number text:select-page="current">2</text:page-number></text:span><text:span text:style-name="MT5"> </text:span></text:p>
        <text:p text:style-name="Footer"/>
      </style:footer>
    </style:master-page>
    <style:master-page style:name="Converted3" style:page-layout-name="Mpm1">
      <style:header>
        <text:p text:style-name="MP8"/>
      </style:header>
      <style:footer>
        <text:p text:style-name="MP10"><draw:custom-shape text:anchor-type="paragraph" draw:z-index="1" draw:name="Text Box 20" draw:style-name="Mgr1" draw:text-style-name="MP3" svg:width="0.357cm" svg:height="0.574cm" svg:x="18.092cm" svg:y="0.04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3">Projeto: </text:span><text:span text:style-name="MT4">&lt;Incluir nome do Projeto&gt;</text:span></text:p>
        <text:p text:style-name="MP4"><text:span text:style-name="MT5"><text:tab/> <text:s text:c="34"/></text:span></text:p>
      </style:footer>
    </style:master-page>
    <style:master-page style:name="Converted4" style:page-layout-name="Mpm1">
      <style:header>
        <text:p text:style-name="MP11"/>
      </style:header>
      <style:footer>
        <text:p text:style-name="MP2"><text:span text:style-name="MT3">Projeto: </text:span><text:span text:style-name="MT4">&lt;Incluir nome do Projeto&gt;</text:span></text:p>
        <text:p text:style-name="MP4"><text:span text:style-name="MT5"><text:tab/></text:span><text:span text:style-name="MT5"><text:page-number text:select-page="current">5</text:page-number></text:span><text:span text:style-name="MT5"> 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Testes</dc:title>
    <dc:subject>&lt;Nome do Projeto&gt;</dc:subject>
    <meta:initial-creator>Eliane Miranda de Freitas Freschi</meta:initial-creator>
    <dc:description>&lt;Nome do Sistema&gt;</dc:description>
    <meta:editing-cycles>7</meta:editing-cycles>
    <meta:print-date>2006-08-17T12:12:00</meta:print-date>
    <meta:creation-date>2017-05-24T14:03:00</meta:creation-date>
    <dc:date>2018-11-13T21:57:48.091000000</dc:date>
    <meta:editing-duration>PT59M40S</meta:editing-duration>
    <meta:generator>LibreOffice/5.4.0.3$Windows_x86 LibreOffice_project/7556cbc6811c9d992f4064ab9287069087d7f62c</meta:generator>
    <meta:document-statistic meta:table-count="4" meta:image-count="1" meta:object-count="0" meta:page-count="5" meta:paragraph-count="81" meta:word-count="487" meta:character-count="3169" meta:non-whitespace-character-count="2533"/>
    <meta:user-defined meta:name="AppVersion">16.0000</meta:user-defined>
    <meta:user-defined meta:name="Company">Ministério da Saúd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:\Users\eliane.freschi\Downloads\HS_Template_Plano_Testes (2).dot" xlink:href=""/>
  </office:meta>
</office:document-meta>
</file>